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writing-mode="lr-tb"/>
      <style:text-properties style:font-name="Consolas" fo:font-size="10pt" style:font-name-asian="Consolas" style:font-size-asian="10pt" style:font-name-complex="Consolas" style:font-size-complex="10pt"/>
    </style:style>
    <style:style style:name="P5" style:family="paragraph" style:parent-style-name="Text_20_body">
      <style:paragraph-properties style:writing-mode="lr-tb"/>
    </style:style>
    <style:style style:name="P6" style:family="paragraph" style:parent-style-name="Standard">
      <style:paragraph-properties style:writing-mode="lr-tb"/>
      <style:text-properties style:font-name="Consolas" fo:font-size="10pt" style:font-name-asian="Consolas" style:font-size-asian="10pt" style:font-name-complex="Consolas" style:font-size-complex="10pt"/>
    </style:style>
    <style:style style:name="P7" style:family="paragraph" style:parent-style-name="Heading_20_1">
      <style:paragraph-properties fo:text-align="start" style:justify-single-word="false" style:writing-mode="lr-tb"/>
    </style:style>
    <style:style style:name="P8" style:family="paragraph" style:parent-style-name="Heading_20_2">
      <style:paragraph-properties fo:break-before="page"/>
    </style:style>
    <style:style style:name="P9" style:family="paragraph" style:parent-style-name="Text_20_body" style:list-style-name="L1">
      <style:paragraph-properties style:writing-mode="lr-tb"/>
    </style:style>
    <style:style style:name="P10" style:family="paragraph" style:parent-style-name="Text_20_body" style:list-style-name="L2">
      <style:paragraph-properties style:writing-mode="lr-tb"/>
    </style:style>
    <style:style style:name="P11" style:family="paragraph" style:parent-style-name="Text_20_body" style:list-style-name="L3">
      <style:paragraph-properties style:writing-mode="lr-tb"/>
    </style:style>
    <style:style style:name="P12" style:family="paragraph" style:parent-style-name="Text_20_body" style:list-style-name="L4">
      <style:paragraph-properties style:writing-mode="lr-tb"/>
    </style:style>
    <style:style style:name="P13" style:family="paragraph" style:parent-style-name="Text_20_body" style:list-style-name="L5">
      <style:paragraph-properties style:writing-mode="lr-tb"/>
    </style:style>
    <style:style style:name="P14" style:family="paragraph" style:parent-style-name="Text_20_body" style:list-style-name="L6">
      <style:paragraph-properties style:writing-mode="lr-tb"/>
    </style:style>
    <style:style style:name="P15" style:family="paragraph" style:parent-style-name="Text_20_body" style:list-style-name="L1">
      <style:paragraph-properties fo:text-align="start" style:justify-single-word="false" style:writing-mode="lr-tb"/>
    </style:style>
    <style:style style:name="P16" style:family="paragraph" style:parent-style-name="Text_20_body" style:list-style-name="L7">
      <style:paragraph-properties style:writing-mode="lr-tb"/>
    </style:style>
    <style:style style:name="P17" style:family="paragraph" style:parent-style-name="Text_20_body" style:list-style-name="L8">
      <style:paragraph-properties style:writing-mode="lr-tb"/>
    </style:style>
    <style:style style:name="P18" style:family="paragraph" style:parent-style-name="Text_20_body" style:list-style-name="L9">
      <style:paragraph-properties style:writing-mode="lr-tb"/>
    </style:style>
    <style:style style:name="P19" style:family="paragraph" style:parent-style-name="Text_20_body" style:list-style-name="L10">
      <style:paragraph-properties style:writing-mode="lr-tb"/>
    </style:style>
    <style:style style:name="P20" style:family="paragraph" style:parent-style-name="Text_20_body" style:list-style-name="L11">
      <style:paragraph-properties style:writing-mode="lr-tb"/>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text-underline-style="none"/>
    </style:style>
    <style:style style:name="T5" style:family="text">
      <style:text-properties fo:color="#000000" style:font-name="Consolas" fo:font-size="12pt" style:font-name-asian="Consolas" style:font-size-asian="12pt" style:font-name-complex="Consolas" style:font-size-complex="12pt"/>
    </style:style>
    <style:style style:name="T6" style:family="text">
      <style:text-properties fo:color="#3f7f5f"/>
    </style:style>
    <style:style style:name="T7" style:family="text">
      <style:text-properties fo:color="#3f7f5f" style:text-underline-style="solid" style:text-underline-width="auto" style:text-underline-color="font-color"/>
    </style:style>
    <style:style style:name="T8" style:family="text">
      <style:text-properties fo:color="#0000c0"/>
    </style:style>
    <style:style style:name="T9" style:family="text">
      <style:text-properties officeooo:rsid="000efb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esign Decisions</text:h>
      <text:h text:style-name="Heading_20_2" text:outline-level="2">Default contract generation</text:h>
      <text:p text:style-name="Text_20_body"><text:span text:style-name="Paragraph">Problem:</text:span> It should be possible to proof methods and classes without (JML) specifications. In this case it is required to find a proof obligation which can be verified with KeY.</text:p>
      <text:p text:style-name="P5"><text:span text:style-name="Paragraph">Solutions: </text:span>The following solutions are possible:</text:p>
      <text:list xml:id="list6210021859856339682" text:style-name="L1">
        <text:list-item>
          <text:p text:style-name="P9">Define a new individual proof obligation. It can be created manually or definend as String and parsed.</text:p>
        </text:list-item>
      </text:list>
      <text:list xml:id="list3340174835134758503" text:style-name="L2">
        <text:list-item>
          <text:p text:style-name="P10">Advantage: Very flexible, because it can be defined from scratch optimized for debugging.</text:p>
        </text:list-item>
        <text:list-item>
          <text:p text:style-name="P10">Disadvantage: Possible different behavior compared to using a contract.</text:p>
        </text:list-item>
      </text:list>
      <text:list xml:id="list125839068153537" text:continue-list="list6210021859856339682" text:style-name="L1">
        <text:list-item>
          <text:p text:style-name="P9">Generate a default (JML) contract that is proved with the normal proof obligations from KeY.</text:p>
        </text:list-item>
      </text:list>
      <text:list xml:id="list783841517634451793" text:style-name="L3">
        <text:list-item>
          <text:p text:style-name="P11">Disadvantage: Not so flexible as the first solution.</text:p>
        </text:list-item>
        <text:list-item>
          <text:p text:style-name="P11">Advantage: Easier to implement and same behavior as KeY</text:p>
        </text:list-item>
      </text:list>
      <text:p text:style-name="Text_20_body"><text:span text:style-name="Paragraph">Decision:</text:span> The second solution is implemented at the moment because no debugger specific settings are required. With this assumption it is easier to realize and the behavior is identical to KeY.</text:p>
      <text:p text:style-name="Text_20_body"><text:span text:style-name="Paragraph">Implementation</text:span>: The default contract is generated in <text:span text:style-name="Source_20_Text">KeYLaunchConfigurationDelegate#instantiateProof(...)</text:span>. A textual JML specification is defined and parsed into a contract instance.</text:p>
      <text:h text:style-name="Heading_20_2" text:outline-level="2">Filtering invalid branches in the proof tree</text:h>
      <text:p text:style-name="P5"><text:span text:style-name="Paragraph">Problem: </text:span>For the symbolic execution debugger it is required to add a predicate that is not verifiable to the problem (proof obligtion) to verify. The assumption is that branches in the proof tree which are closed represents now invalid paths which should be ignored. Only open paths are valid and should be shown in the symbolic execution debugger to the user.</text:p>
      <text:p text:style-name="P5">The following example shows why this is required:</text:p>
      <text:p text:style-name="P6"><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NullPointerExceptionInStatement {</text:span></text:span></text:p>
      <text:p text:style-name="P1"><text:span text:style-name="Source_20_Text"><text:span text:style-name="T2"><text:s text:c="4"/>Object </text:span></text:span><text:span text:style-name="Source_20_Text"><text:span text:style-name="T6">/*@ </text:span></text:span><text:span text:style-name="Source_20_Text"><text:span text:style-name="T7">nullable</text:span></text:span><text:span text:style-name="Source_20_Text"><text:span text:style-name="T6"> @*/</text:span></text:span><text:span text:style-name="Source_20_Text"><text:span text:style-name="T2"> </text:span></text:span><text:span text:style-name="Source_20_Text"><text:span text:style-name="T8">next</text:span></text:span><text:span text:style-name="Source_20_Text"><text:span text:style-name="T2">;</text:span></text:span></text:p>
      <text:p text:style-name="P2"><text:span text:style-name="Source_20_Text"><text:tab/></text:span></text:p>
      <text:p text:style-name="P1"><text:span text:style-name="Source_20_Text"><text:span text:style-name="T2"><text:s text:c="4"/></text:span></text:span><text:span text:style-name="Source_20_Text"><text:span text:style-name="T6">/*@ requires true;</text:span></text:span></text:p>
      <text:p text:style-name="P3"><text:span text:style-name="Source_20_Text"><text:s text:c="6"/>@ ensures true;</text:span></text:p>
      <text:p text:style-name="P3"><text:span text:style-name="Source_20_Text"><text:s text:c="6"/>@*/</text:span></text:p>
      <text:p text:style-name="P1"><text:span text:style-name="Source_20_Text"><text:span text:style-name="T3"><text:s text:c="4"/></text:span></text:span><text:span text:style-name="Source_20_Text"><text:span text:style-name="T1">public</text:span></text:span><text:span text:style-name="Source_20_Text"><text:span text:style-name="T2"> </text:span></text:span><text:span text:style-name="Source_20_Text"><text:span text:style-name="T1">void</text:span></text:span><text:span text:style-name="Source_20_Text"><text:span text:style-name="T2"> doSomething() {</text:span></text:span></text:p>
      <text:p text:style-name="P1"><text:span text:style-name="Source_20_Text"><text:span text:style-name="T2"><text:s text:c="8"/>NullPointerExceptionInStatement o = </text:span></text:span><text:span text:style-name="Source_20_Text"><text:span text:style-name="T1">null</text:span></text:span><text:span text:style-name="Source_20_Text"><text:span text:style-name="T2">;</text:span></text:span></text:p>
      <text:p text:style-name="P4"><text:span text:style-name="Source_20_Text"><text:span text:style-name="T3"><text:s text:c="8"/></text:span></text:span><text:span text:style-name="Source_20_Text"><text:span text:style-name="T1">int</text:span></text:span><text:span text:style-name="Source_20_Text"><text:span text:style-name="T2"> x = 1;</text:span></text:span></text:p>
      <text:p text:style-name="P1"><text:span text:style-name="Source_20_Text"><text:span text:style-name="T3"><text:s text:c="8"/></text:span></text:span><text:span text:style-name="Source_20_Text"><text:span text:style-name="T1">int</text:span></text:span><text:span text:style-name="Source_20_Text"><text:span text:style-name="T2"> z = 2;</text:span></text:span></text:p>
      <text:p text:style-name="P1"><text:span text:style-name="Source_20_Text"><text:span text:style-name="T3"><text:s text:c="8"/></text:span></text:span><text:span text:style-name="Source_20_Text"><text:span text:style-name="T1">if</text:span></text:span><text:span text:style-name="Source_20_Text"><text:span text:style-name="T2"> (x == 1 &amp;&amp; </text:span></text:span></text:p>
      <text:p text:style-name="P2"><text:span text:style-name="Source_20_Text"><text:s text:c="12"/>z == 2 &amp;&amp; </text:span></text:p>
      <text:p text:style-name="P1"><text:span text:style-name="Source_20_Text"><text:span text:style-name="T2"><text:s text:c="12"/></text:span></text:span><text:span text:style-name="Source_20_Text"><text:span text:style-name="T4">o</text:span></text:span><text:span text:style-name="Source_20_Text"><text:span text:style-name="T2">.</text:span></text:span><text:span text:style-name="Source_20_Text"><text:span text:style-name="T8">next</text:span></text:span><text:span text:style-name="Source_20_Text"><text:span text:style-name="T2"> == </text:span></text:span><text:span text:style-name="Source_20_Text"><text:span text:style-name="T1">null</text:span></text:span><text:span text:style-name="Source_20_Text"><text:span text:style-name="T2">) {</text:span></text:span></text:p>
      <text:p text:style-name="P1"><text:span text:style-name="Source_20_Text"><text:span text:style-name="T3"><text:s text:c="12"/></text:span></text:span><text:span text:style-name="Source_20_Text"><text:span text:style-name="T1">int</text:span></text:span><text:span text:style-name="Source_20_Text"><text:span text:style-name="T2"> </text:span></text:span><text:span text:style-name="Source_20_Text"><text:span text:style-name="T4">a</text:span></text:span><text:span text:style-name="Source_20_Text"><text:span text:style-name="T2"> = 3;</text:span></text:span></text:p>
      <text:p text:style-name="P2"><text:span text:style-name="Source_20_Text"><text:s text:c="8"/>}</text:span></text:p>
      <text:p text:style-name="P2"><text:span text:style-name="Source_20_Text"><text:s text:c="4"/>}</text:span></text:p>
      <text:p text:style-name="P2"><text:span text:style-name="Source_20_Text">}</text:span></text:p>
      <text:p text:style-name="P5">In regular verification (without invalid predicate) a branch will be opened that executes the statement "int a = 3". However this branch is invalid and closed by the proof strategy. But <text:soft-page-break/>off cause this path is not reachable in program execution and should not be part of the symbolic execution debugger. To filter it out the invalid predicate ca be used.</text:p>
      <text:p text:style-name="P5">The form of the invalid predicate also influences the update symplification. The old debugger declares it as regid predicate without parameters. Rigid predicates are independent from the actual state. The proof strategy will not lose any value in this case. It is more clever to declare the predicate as non-rigid and with the heap and method arguments as predicate parameters. In this case the proof strategy will simplify updats and variables not interested in will be lost.</text:p>
      <text:p text:style-name="P5"><text:span text:style-name="Paragraph">Solutions: </text:span>The following two possiblesolutiosn exist</text:p>
      <text:list xml:id="list1793332984882029571" text:style-name="L4">
        <text:list-item>
          <text:p text:style-name="P12">Useing a special taclet</text:p>
        </text:list-item>
      </text:list>
      <text:list xml:id="list869637958871656762" text:style-name="L5">
        <text:list-item>
          <text:p text:style-name="P13">A special taclet is applied by the strategy as one of the first proof steps.</text:p>
        </text:list-item>
        <text:list-item>
          <text:p text:style-name="P13">This solution is implemented in the old debugger. </text:p>
        </text:list-item>
        <text:list-item>
          <text:p text:style-name="P13">Disadvantage: It is not possible to define a taclet with heap and method arguments as parameters, because the form is different from method to method.</text:p>
        </text:list-item>
      </text:list>
      <text:list xml:id="list125839083177564" text:continue-list="list1793332984882029571" text:style-name="L4">
        <text:list-item>
          <text:p text:style-name="P12">Programatically modification of the problem</text:p>
        </text:list-item>
      </text:list>
      <text:list xml:id="list8392489649636422253" text:style-name="L6">
        <text:list-item>
          <text:p text:style-name="P14">During problem instantation the sequence to proof is enriched with the invalid predicate.</text:p>
        </text:list-item>
        <text:list-item>
          <text:p text:style-name="P14">Advantage: Method specific parameters are possible </text:p>
        </text:list-item>
        <text:list-item>
          <text:p text:style-name="P14">Disadvantage: Must be implemented for every supported proof obligation</text:p>
        </text:list-item>
      </text:list>
      <text:p text:style-name="P5"><text:span text:style-name="Paragraph">Decision: </text:span>The second solution (programatically modification) is implemented because it has the benefit that variables not interested in are outfiltered by the proof stragety. At the moment KeY has only one proof obligation for contracts so it must be implemented only once.</text:p>
      <text:p text:style-name="P5"><text:span text:style-name="Paragraph">Implememtation: </text:span>The whole implementation is contained in class <text:span text:style-name="Source_20_Text">SEDFunctionalOperationContractPO</text:span>. The used invalid predicate is called "SEDAccumulate".</text:p>
      <text:h text:style-name="Heading_20_2" text:outline-level="2">Treatment of ifThenElseSplit (e.g. in switch case statements)</text:h>
      <text:p text:style-name="Text_20_body"><text:span text:style-name="Paragraph">Problem:</text:span> The rule ifThenElseSplit creates new branch conditions where the active statement is different. It means instead of one active statement exists now two. The problem is now that it is not possible to compute the currently active methods because multiple different methods can be active. But it is required to filter out branch conditions from implicit methods.</text:p>
      <text:p text:style-name="P5"><text:span text:style-name="Paragraph">Solutions: </text:span>The following solutions are possible:</text:p>
      <text:list xml:id="list125839083176391" text:continue-list="list125839068153537" text:style-name="L1">
        <text:list-item>
          <text:p text:style-name="P15">Avoid the rule by using "eagerSplitting". <text:line-break/><text:line-break/>To do this a new runtime option "eager splitting" must be defined in file ruleSetsDeclarations.key like:<text:line-break/>\optionsDecl {<text:line-break/> // ...<text:line-break/> eagerSplitting:{off, on};<text:line-break/>}<text:line-break/><text:line-break/>It is also required to modify the rules in javaRules.key like:<text:line-break/>\rules(programRules: Java, eagerSplitting:on) {<text:line-break/><text:soft-page-break/>equality_comparison_new { <text:line-break/>\find (\modality{#allmodal}{.. #lhs = #se0 == #se1; ...}\endmodality(post))<text:line-break/>\sameUpdateLevel <text:line-break/>"#se0 == #se1": \replacewith(\modality{#allmodal}{.. #lhs = true; <text:s/>...}\endmodality(post)) \add ( #se0=#se1 ==&gt; ); <text:line-break/>"#se0 != #se1": \replacewith(\modality{#allmodal}{.. #lhs = false; ...}\endmodality(post)) \add( !#se0=#se1 ==&gt; )<text:line-break/>\heuristics(simplify_prog, split_if)<text:line-break/>\displayname "equality comparison"<text:line-break/>};<text:line-break/>}<text:line-break/><text:line-break/>// ...<text:line-break/>\rules(programRules: Java, eagerSplitting:off) {<text:line-break/> equality_comparison_new { \find ( \modality{#allmodal}{.. #lhs = #se0 == #se1; ...}\endmodality(post)) <text:line-break/>\replacewith ( \if (!#se0=#se1) <text:line-break/>\then (\modality{#allmodal}{.. #lhs = false; ...}\endmodality(post)) <text:s/><text:line-break/>\else (\modality{#allmodal}{.. #lhs = true; <text:s/>...}\endmodality(post)) )<text:line-break/>\heuristics(simplify_prog, split_if)<text:line-break/>\displayname "equality comparison"<text:line-break/>};<text:line-break/>}</text:p>
        </text:list-item>
      </text:list>
      <text:list xml:id="list6344678527339027905" text:style-name="L7">
        <text:list-item>
          <text:p text:style-name="P16">Advantage: No further assumptions are required.</text:p>
        </text:list-item>
        <text:list-item>
          <text:p text:style-name="P16">Disadvantage: Updates are now treated by introducing new local variables resuling in branch conditions which contains unknown variables. Also the RenamingTable does not help because it is not a renaming.</text:p>
        </text:list-item>
      </text:list>
      <text:list xml:id="list125839083171717" text:continue-list="list125839083176391" text:style-name="L1">
        <text:list-item>
          <text:p text:style-name="P9">Search last active statement in parents to compute current method.</text:p>
          <text:list>
            <text:list-item>
              <text:p text:style-name="P9">Disadvantage: Not possible because it is possible that a statement of a different branch was executed before which leats to wrong results</text:p>
            </text:list-item>
          </text:list>
        </text:list-item>
        <text:list-item>
          <text:p text:style-name="P9">Search next statement in branch</text:p>
        </text:list-item>
      </text:list>
      <text:list xml:id="list8421270172043630283" text:style-name="L8">
        <text:list-item>
          <text:p text:style-name="P17">Advantage: Easy to implement if no split happens</text:p>
        </text:list-item>
        <text:list-item>
          <text:p text:style-name="P17">Disadvantage: Assumption that no new branch happens in children before a new symbolic statement was executed is required.</text:p>
        </text:list-item>
      </text:list>
      <text:p text:style-name="Text_20_body"><text:span text:style-name="Paragraph">Decision:</text:span> The assumption is used to search in children, because it is the only way to avoid wrong results and to have readable nodes without unknown variables in the symbolic execution tree.</text:p>
      <text:p text:style-name="P5"><text:span text:style-name="Paragraph">Implementation</text:span>: The method <text:span text:style-name="Source_20_Text">KeYDebugTarget#</text:span><text:span text:style-name="Source_20_Text"><text:span text:style-name="T5">hasBranchCondition</text:span></text:span><text:span text:style-name="Source_20_Text">(...) </text:span>is used to filter out branch conditions and it is based on the decision to use the assumption.</text:p>
      <text:h text:style-name="P8" text:outline-level="2">Computation of branch condition terms</text:h>
      <text:p text:style-name="P5"><text:span text:style-name="Paragraph">Problem:</text:span> A branch condition is only a String label in the NodeInfo which can be shown to the user but further computations like the path condition is not possible.</text:p>
      <text:p text:style-name="P5">The definition of a branch condition is the difference of the sequents of the child nodes.</text:p>
      <text:p text:style-name="P5"><text:span text:style-name="Paragraph">Solutions: </text:span>The following solutions are possible to extract the branch condition Term:</text:p>
      <text:list xml:id="list125839099170173" text:continue-list="list125839083171717" text:style-name="L1">
        <text:list-item>
          <text:p text:style-name="P9">Add a proof listener which contains the added/removed terms</text:p>
        </text:list-item>
      </text:list>
      <text:list xml:id="list896951265720830778" text:style-name="L9">
        <text:list-item>
          <text:p text:style-name="P18">Advantage: Easy to use</text:p>
        </text:list-item>
        <text:list-item>
          <text:p text:style-name="P18">Disadvantage: A later analysation of proofs is not possible</text:p>
        </text:list-item>
      </text:list>
      <text:list xml:id="list125839099161707" text:continue-list="list125839099170173" text:style-name="L1">
        <text:list-item>
          <text:p text:style-name="P9">Compare the sequents of child nodes</text:p>
        </text:list-item>
      </text:list>
      <text:list xml:id="list2676858727257876347" text:style-name="L10">
        <text:list-item>
          <text:list>
            <text:list-item>
              <text:p text:style-name="P19">Disadvantage: Complex operation</text:p>
            </text:list-item>
          </text:list>
        </text:list-item>
      </text:list>
      <text:list xml:id="list125839099160012" text:continue-list="list125839099161707" text:style-name="L1">
        <text:list-item>
          <text:p text:style-name="P9">Compute the branch condition term from the taclet</text:p>
        </text:list-item>
      </text:list>
      <text:list xml:id="list5048489772018516721" text:style-name="L11">
        <text:list-item>
          <text:p text:style-name="P20">Advantage: Low complexity</text:p>
        </text:list-item>
        <text:list-item>
          <text:p text:style-name="P20">Disadvantage: <text:span text:style-name="T9">Special support for built in rules needed</text:span></text:p>
        </text:list-item>
      </text:list>
      <text:p text:style-name="Text_20_body"><text:span text:style-name="Paragraph">Decision:</text:span> The third solution which computes the branch condition term via the taclet is used.</text:p>
      <text:p text:style-name="Text_20_body"><text:span text:style-name="Paragraph">Implementation</text:span>: Each child node is created from a TacletGoalTemplate of the taclet. The correct goal is searched based on the child index on the parent. The goal is a sequent which contains schema variables that are replaced via a SyntacticalReplaceVisitor to the real formulas. The results are combined as implication which is enriched with possible upd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font-family="Arial"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54S</meta:editing-duration>
    <meta:editing-cycles>31</meta:editing-cycles>
    <meta:generator>LibreOffice/4.1.4.2$Windows_x86 LibreOffice_project/0a0440ccc0227ad9829de5f46be37cfb6edcf72</meta:generator>
    <dc:date>2015-01-22T12:58:39.017000000</dc:date>
    <meta:document-statistic meta:table-count="0" meta:image-count="0" meta:object-count="0" meta:page-count="4" meta:paragraph-count="72" meta:word-count="1144" meta:character-count="7606" meta:non-whitespace-character-count="6438"/>
    <meta:user-defined meta:name="Info 1"/>
    <meta:user-defined meta:name="Info 2"/>
    <meta:user-defined meta:name="Info 3"/>
    <meta:user-defined meta:name="Info 4"/>
  </office:meta>
</office:document-meta>
</file>